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PT_Astra_Sans_2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1d7de6f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1d7de6f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7de6f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paragraph-rsid="01d7de6f"/>
    </style:style>
    <style:style style:name="P5" style:family="paragraph" style:parent-style-name="Text_20_body">
      <style:paragraph-properties fo:text-align="center" style:justify-single-word="false"/>
      <style:text-properties officeooo:rsid="005c2ed8" officeooo:paragraph-rsid="01d7de6f"/>
    </style:style>
    <style:style style:name="P6" style:family="paragraph" style:parent-style-name="Text_20_body">
      <style:paragraph-properties fo:text-align="center" style:justify-single-word="false"/>
      <style:text-properties fo:font-size="16pt" officeooo:paragraph-rsid="01d7de6f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7de6f"/>
    </style:style>
    <style:style style:name="P8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7de6f"/>
    </style:style>
    <style:style style:name="P9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text-underline-style="none" officeooo:paragraph-rsid="01d7de6f"/>
    </style:style>
    <style:style style:name="P10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rsid="01d3331c" officeooo:paragraph-rsid="01d7de6f"/>
    </style:style>
    <style:style style:name="P11" style:family="paragraph" style:parent-style-name="Заголовок_20_2_20_титул">
      <style:text-properties officeooo:paragraph-rsid="01d7de6f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7de6f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7de6f" officeooo:paragraph-rsid="01d7de6f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7de6f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7de6f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7de6f"/>
    </style:style>
    <style:style style:name="P17" style:family="paragraph" style:parent-style-name="Text_20_body">
      <style:paragraph-properties fo:line-height="100%"/>
      <style:text-properties officeooo:paragraph-rsid="01d7de6f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 officeooo:paragraph-rsid="01d7de6f"/>
    </style:style>
    <style:style style:name="P19" style:family="paragraph" style:parent-style-name="Heading_20_2">
      <style:paragraph-properties fo:break-before="page"/>
      <style:text-properties officeooo:paragraph-rsid="01d7de6f"/>
    </style:style>
    <style:style style:name="P20" style:family="paragraph" style:parent-style-name="Text_20_body">
      <style:text-properties fo:font-weight="normal" officeooo:rsid="01eb2590" officeooo:paragraph-rsid="01d7de6f" style:font-weight-asian="normal" style:font-weight-complex="normal"/>
    </style:style>
    <style:style style:name="P21" style:family="paragraph" style:parent-style-name="Heading_20_3">
      <style:text-properties officeooo:rsid="01ddc916" officeooo:paragraph-rsid="01d7de6f"/>
    </style:style>
    <style:style style:name="P22" style:family="paragraph" style:parent-style-name="Text_20_body">
      <style:text-properties officeooo:paragraph-rsid="01d7de6f"/>
    </style:style>
    <style:style style:name="P23" style:family="paragraph" style:parent-style-name="Text_20_body" style:list-style-name="L1">
      <style:text-properties officeooo:rsid="01eb2590" officeooo:paragraph-rsid="01d7de6f"/>
    </style:style>
    <style:style style:name="P24" style:family="paragraph" style:parent-style-name="Text_20_body" style:list-style-name="L2">
      <style:text-properties officeooo:paragraph-rsid="01d7de6f"/>
    </style:style>
    <style:style style:name="P25" style:family="paragraph" style:parent-style-name="Text_20_body">
      <style:text-properties officeooo:rsid="01ebbf16" officeooo:paragraph-rsid="01d7de6f"/>
    </style:style>
    <style:style style:name="P26" style:family="paragraph" style:parent-style-name="Text_20_body" style:list-style-name="L3">
      <style:text-properties officeooo:paragraph-rsid="01d7de6f"/>
    </style:style>
    <style:style style:name="P27" style:family="paragraph" style:parent-style-name="Heading_20_3">
      <style:text-properties officeooo:paragraph-rsid="01d7de6f"/>
    </style:style>
    <style:style style:name="P28" style:family="paragraph" style:parent-style-name="Text_20_body" style:list-style-name="L4">
      <style:text-properties officeooo:rsid="01ec9345" officeooo:paragraph-rsid="01d7de6f"/>
    </style:style>
    <style:style style:name="P29" style:family="paragraph" style:parent-style-name="Text_20_body" style:list-style-name="L5">
      <style:text-properties officeooo:paragraph-rsid="01d7de6f"/>
    </style:style>
    <style:style style:name="P30" style:family="paragraph" style:parent-style-name="Text_20_body" style:list-style-name="L5">
      <style:text-properties officeooo:rsid="01ec9345" officeooo:paragraph-rsid="01d7de6f"/>
    </style:style>
    <style:style style:name="P31" style:family="paragraph" style:parent-style-name="Text_20_body" style:list-style-name="L4">
      <style:text-properties officeooo:rsid="01f15233" officeooo:paragraph-rsid="01d7de6f"/>
    </style:style>
    <style:style style:name="P32" style:family="paragraph" style:parent-style-name="Text_20_body" style:list-style-name="L6">
      <style:text-properties officeooo:rsid="01f15233" officeooo:paragraph-rsid="01d7de6f"/>
    </style:style>
    <style:style style:name="P33" style:family="paragraph" style:parent-style-name="Text_20_body" style:list-style-name="L7">
      <style:text-properties officeooo:rsid="01f15233" officeooo:paragraph-rsid="01d7de6f"/>
    </style:style>
    <style:style style:name="P34" style:family="paragraph" style:parent-style-name="Text_20_body" style:list-style-name="L8">
      <style:text-properties officeooo:paragraph-rsid="01d7de6f"/>
    </style:style>
    <style:style style:name="P35" style:family="paragraph" style:parent-style-name="Text_20_body" style:list-style-name="L9">
      <style:text-properties officeooo:paragraph-rsid="01d7de6f"/>
    </style:style>
    <style:style style:name="P36" style:family="paragraph" style:parent-style-name="Text_20_body" style:list-style-name="L10">
      <style:text-properties officeooo:paragraph-rsid="01d7de6f"/>
    </style:style>
    <style:style style:name="P37" style:family="paragraph" style:parent-style-name="Text_20_body" style:list-style-name="L11">
      <style:text-properties officeooo:rsid="01f7cf43" officeooo:paragraph-rsid="01d7de6f"/>
    </style:style>
    <style:style style:name="P38" style:family="paragraph" style:parent-style-name="Text_20_body" style:list-style-name="L12">
      <style:text-properties officeooo:paragraph-rsid="01d7de6f"/>
    </style:style>
    <style:style style:name="P39" style:family="paragraph" style:parent-style-name="Text_20_body" style:list-style-name="L13">
      <style:text-properties officeooo:rsid="01f7cf43" officeooo:paragraph-rsid="01d7de6f"/>
    </style:style>
    <style:style style:name="P40" style:family="paragraph" style:parent-style-name="Text_20_body" style:list-style-name="L14">
      <style:text-properties officeooo:rsid="01fb7d73" officeooo:paragraph-rsid="01d7de6f"/>
    </style:style>
    <style:style style:name="P41" style:family="paragraph" style:parent-style-name="Text_20_body" style:list-style-name="L15">
      <style:text-properties officeooo:rsid="01fb7d73" officeooo:paragraph-rsid="01d7de6f"/>
    </style:style>
    <style:style style:name="P42" style:family="paragraph" style:parent-style-name="Text_20_body" style:list-style-name="L16">
      <style:text-properties officeooo:rsid="01fb7d73" officeooo:paragraph-rsid="01d7de6f"/>
    </style:style>
    <style:style style:name="P43" style:family="paragraph" style:parent-style-name="Text_20_body" style:list-style-name="L17">
      <style:text-properties officeooo:rsid="01fb7d73" officeooo:paragraph-rsid="01d7de6f"/>
    </style:style>
    <style:style style:name="P44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45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46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 style:parent-style-name="Text_20_body">
      <style:paragraph-properties fo:margin-left="0.035cm" fo:margin-right="0cm" fo:margin-top="0.018cm" fo:margin-bottom="0cm" style:contextual-spacing="false"/>
    </style:style>
    <style:style style:name="P49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3331c"/>
    </style:style>
    <style:style style:name="T3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232e575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213bc82"/>
    </style:style>
    <style:style style:name="T17" style:family="text">
      <style:text-properties officeooo:rsid="01d978c9"/>
    </style:style>
    <style:style style:name="T18" style:family="text">
      <style:text-properties officeooo:rsid="01f7cf43"/>
    </style:style>
    <style:style style:name="T19" style:family="text">
      <style:text-properties fo:font-size="10pt" style:font-size-asian="10pt"/>
    </style:style>
    <style:style style:name="T20" style:family="text">
      <style:text-properties fo:font-size="10pt" fo:letter-spacing="-0.009cm" style:font-size-asian="10pt"/>
    </style:style>
    <style:style style:name="T21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2"><text:span text:style-name="Emphasis"><text:span text:style-name="T1"/></text:span></text:p>
      <text:p text:style-name="P4"/>
      <text:p text:style-name="P4"/>
      <text:p text:style-name="P5"/>
      <text:p text:style-name="P6">СОПРОВОЖДЕНИЕ И ОБСЛУЖИВАНИЕ ПРОГРАММНОГО ОБЕСПЕЧЕНИЯ КОМПЬЮТЕРНЫХ СИСТЕМ</text:p>
      <text:p text:style-name="P7"/>
      <text:p text:style-name="P8"/>
      <text:p text:style-name="P8">ЛАБОРАТОРНАЯ РАБОТА №<text:span text:style-name="T2">4</text:span></text:p>
      <text:p text:style-name="P9">по теме:</text:p>
      <text:h text:style-name="P10" text:outline-level="1"><text:span text:style-name="T3">Т</text:span><text:span text:style-name="T4">ехнологии программирования</text:span></text:h>
      <text:p text:style-name="P11"/>
      <text:p text:style-name="P11"/>
      <text:p text:style-name="P12"><text:span text:style-name="T5">Выполн</text:span><text:span text:style-name="T6">ил:</text:span><text:span text:style-name="T7"> </text:span></text:p>
      <text:p text:style-name="P12"><text:span text:style-name="T8">студент ЕПК,</text:span> <text:span text:style-name="T8">группа</text:span> <text:span text:style-name="T9">И-41</text:span></text:p>
      <text:p text:style-name="P13">Григорян Эмиль Геворгович</text:p>
      <text:p text:style-name="P14"/>
      <text:p text:style-name="P15"><text:span text:style-name="T8">Проверил</text:span>:</text:p>
      <text:p text:style-name="P12"><text:span text:style-name="T8">преподаватель</text:span><text:span text:style-name="T10"> </text:span><text:span text:style-name="T11">спец</text:span><text:span text:style-name="T12">дисциплин</text:span></text:p>
      <text:p text:style-name="P16">Фомин А. Т.</text:p>
      <text:p text:style-name="P17"/>
      <text:p text:style-name="P17"/>
      <text:p text:style-name="P17"/>
      <text:p text:style-name="P17"/>
      <text:p text:style-name="P17"/>
      <text:p text:style-name="P2"/>
      <text:p text:style-name="P2"/>
      <text:p text:style-name="P2"/>
      <text:p text:style-name="P2"/>
      <text:p text:style-name="P18"><text:span text:style-name="Emphasis"/></text:p>
      <text:p text:style-name="P2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19" text:outline-level="2" text:is-list-header="true"><text:span text:style-name="T16">Описание технологий программирования</text:span></text:h>
      <text:p text:style-name="P20">Проектирование программного продукта "Система автоматизации багетной мастерской" потребовало тщательного подбора технологий и методов программирования, позволяющих достичь поставленных целей. Ниже представлены используемые технологии и инструменты, их особенности и обоснование выбора.</text:p>
      <text:h text:style-name="P21" text:outline-level="3">Методология разработки</text:h>
      <text:p text:style-name="P22">Целью настоящего проекта является разработка программного продукта для автоматизации багетной мастерской, соответствующего современным стандартам качества и пригодного для эффективной эксплуатации в реальной производственной среде. Исходя из специфики проекта, определяющими критериями выбора методологии являлись:</text:p>
      <text:list text:style-name="L1">
        <text:list-item>
          <text:p text:style-name="P23">Четкость и последовательность этапов разработки</text:p>
        </text:list-item>
        <text:list-item>
          <text:p text:style-name="P23">Возможность точного планирования и контроля сроков</text:p>
        </text:list-item>
        <text:list-item>
          <text:p text:style-name="P23">Стабильность <text:span text:style-name="T17">основных функциональных требований</text:span></text:p>
        </text:list-item>
      </text:list>
      <text:p text:style-name="P22"><text:span text:style-name="T13">Исходя из вышеперечисленных критериев, для реализации проекта была выбрана каскадная модель (Waterfall) с элементами инкрементального подхода.</text:span></text:p>
      <text:p text:style-name="P22">Причины выбора заключаются в следующем:</text:p>
      <text:list text:style-name="L2">
        <text:list-item>
          <text:p text:style-name="P24">Четкая структура проекта: Каскадная модель предполагает последовательное выполнение этапов (анализ, проектирование, разработка, тестирование, внедрение), что идеально подходит для проекта с хорошо определенными требованиями к функциональным модулям</text:p>
        </text:list-item>
        <text:list-item>
          <text:p text:style-name="P24">Предсказуемость результатов: Каждый этап завершается утверждением результатов, что минимизирует риски несоответствия ожиданиям заказчика</text:p>
        </text:list-item>
        <text:list-item>
          <text:p text:style-name="P24">Стабильность требований: Основные бизнес-процессы багетной мастерской (учет заказов, материалов, клиентов) являются устоявшимися и не подвержены частым изменениям</text:p>
        </text:list-item>
      </text:list>
      <text:p text:style-name="P25">План мероприятий по применению выбранной методологии включает:</text:p>
      <text:list text:style-name="L3">
        <text:list-item>
          <text:p text:style-name="P26">Детальный анализ предметной области и создание технического задания</text:p>
        </text:list-item>
        <text:list-item>
          <text:p text:style-name="P26"><text:soft-page-break/>Проектирование архитектуры системы и пользовательского интерфейса</text:p>
        </text:list-item>
        <text:list-item>
          <text:p text:style-name="P26">Последовательная разработка модулей системы с поэтапным тестированием</text:p>
        </text:list-item>
        <text:list-item>
          <text:p text:style-name="P26">Комплексное интеграционное тестирование</text:p>
        </text:list-item>
        <text:list-item>
          <text:p text:style-name="P26">Внедрение и сопровождение системы</text:p>
        </text:list-item>
      </text:list>
      <text:h text:style-name="P27" text:outline-level="3">Языки программирования</text:h>
      <text:p text:style-name="P22"><text:span text:style-name="Strong_20_Emphasis">Основные языки программирования, выбранные для реализации проекта:</text:span></text:p>
      <text:list xml:id="list2123963561" text:style-name="L4">
        <text:list-item>
          <text:p text:style-name="P28">С++ - основной язык для реализации бизнес-логики и работы с базой данных.</text:p>
        </text:list-item>
      </text:list>
      <text:list text:style-name="L5">
        <text:list-item>
          <text:list>
            <text:list-item>
              <text:p text:style-name="P29">Обоснование выбора: высокая производительность, надежность и полная интеграция с фреймворком Qt, что критически важно для операций с большими объемами данных о материалах и заказах</text:p>
            </text:list-item>
            <text:list-item>
              <text:p text:style-name="P30">Область применения: классы для работы с СУБД, реализация сложных расчетов стоимости багетных рамок, бизнес-логика управления заказами и складом</text:p>
            </text:list-item>
          </text:list>
        </text:list-item>
      </text:list>
      <text:list xml:id="list235406409938483" text:continue-list="list2123963561" text:style-name="L4">
        <text:list-item>
          <text:p text:style-name="P31">QML (Qt Modeling Language)</text:p>
        </text:list-item>
      </text:list>
      <text:list text:style-name="L6">
        <text:list-item>
          <text:list>
            <text:list-item>
              <text:p text:style-name="P32">Обоснование выбора: современный подход к созданию UI, поддержка анимаций, легкая читаемость кода, быстрая разработка интерфейсов</text:p>
            </text:list-item>
            <text:list-item>
              <text:p text:style-name="P32">Область применения: все формы интерфейса - Main, LoginPage, ClientsPage, OrdersPage, SalePage, MastersOrdersPage, MastersProductsPage</text:p>
            </text:list-item>
          </text:list>
        </text:list-item>
      </text:list>
      <text:list text:continue-list="list235406409938483" text:style-name="L4">
        <text:list-item>
          <text:p text:style-name="P31">JavaScript — язык для реализации клиентской логики в QML-компонентах</text:p>
        </text:list-item>
      </text:list>
      <text:list text:style-name="L7">
        <text:list-item>
          <text:list>
            <text:list-item>
              <text:p text:style-name="P33"><text:span text:style-name="Emphasis"><text:span text:style-name="T13">Обоснование выбора</text:span></text:span><text:span text:style-name="T13">: </text:span>полная интеграция с QML, использование выражений JavaScript в привязках свойств объектов QML</text:p>
            </text:list-item>
            <text:list-item>
              <text:p text:style-name="P33"><text:span text:style-name="Strong_20_Emphasis">Область применения</text:span>: Обработчики событий, валидация форм, управление динамической загрузкой компонентов.</text:p>
            </text:list-item>
          </text:list>
        </text:list-item>
      </text:list>
      <text:h text:style-name="P27" text:outline-level="3">Архитектурные подходы</text:h>
      <text:p text:style-name="P22">Реализованная архитектура соответствует многослойной архитектуре с четким разделением ответственности и использованием паттерна MVVM (Model-View-ViewModel).</text:p>
      <text:p text:style-name="P22"><text:span text:style-name="Strong_20_Emphasis">Ключевые архитектурные решения:</text:span></text:p>
      <text:list xml:id="list3021746034" text:style-name="L8">
        <text:list-item>
          <text:p text:style-name="P34"><text:soft-page-break/><text:span text:style-name="Strong_20_Emphasis">Разделение ответственности</text:span>:</text:p>
        </text:list-item>
      </text:list>
      <text:list text:style-name="L9">
        <text:list-item>
          <text:list>
            <text:list-item>
              <text:p text:style-name="P35"><text:span text:style-name="Strong_20_Emphasis">Model</text:span> (C++) - работа с данными и бизнес-логик</text:p>
            </text:list-item>
            <text:list-item>
              <text:p text:style-name="P35"><text:span text:style-name="Strong_20_Emphasis">View</text:span> (QML-компоненты) - пользовательский интерфейс</text:p>
            </text:list-item>
            <text:list-item>
              <text:p text:style-name="P35"><text:span text:style-name="Strong_20_Emphasis">ViewModel</text:span> (JavaScript в QML) - связующая логика между Model и View</text:p>
            </text:list-item>
          </text:list>
        </text:list-item>
      </text:list>
      <text:list text:continue-list="list3021746034" text:style-name="L8">
        <text:list-item>
          <text:p text:style-name="P34">Модульная структура: приложение построено на основе функциональных модулей, соответствующих ролям пользователей (Продавец, Мастер производства)</text:p>
        </text:list-item>
        <text:list-item>
          <text:p text:style-name="P34">Сигнально-слотный механизм: реализация реактивного программирования через систему сигналов и слотов Qt для обеспечения отзывчивого интерфейса</text:p>
        </text:list-item>
        <text:list-item>
          <text:p text:style-name="P34">Динамическая загрузка интерфейсов: использование компонента Loader для эффективного управления памятью и быстрой смены состояний приложения</text:p>
        </text:list-item>
      </text:list>
      <text:p text:style-name="P22"><text:span text:style-name="Strong_20_Emphasis">Преимущества выбранной архитектуры:</text:span></text:p>
      <text:list text:style-name="L10">
        <text:list-item>
          <text:p text:style-name="P36">Четкое разделение логики приложения на слои</text:p>
        </text:list-item>
        <text:list-item>
          <text:p text:style-name="P36">Упрощенное тестирование отдельных компонентов</text:p>
        </text:list-item>
        <text:list-item>
          <text:p text:style-name="P36">Легкость поддержки и расширения функционала</text:p>
        </text:list-item>
        <text:list-item>
          <text:p text:style-name="P36">Высокая производительность интерфейса</text:p>
        </text:list-item>
        <text:list-item>
          <text:p text:style-name="P36">Возможность повторного использования компонентов</text:p>
        </text:list-item>
      </text:list>
      <text:h text:style-name="P27" text:outline-level="3">Инструменты и среды разработки</text:h>
      <text:p text:style-name="P22">Процесс разработки проходил с использованием <text:span text:style-name="T18">следующих инструментов:</text:span></text:p>
      <text:list text:style-name="L11">
        <text:list-item>
          <text:p text:style-name="P37">Qt Creator — основная IDE, полностью поддерживающая Qt фреймворка, встроенный QML-редактор.</text:p>
        </text:list-item>
        <text:list-item>
          <text:p text:style-name="P37">Qt Framework 6.9.0 — кроссплатформенный фреймворк для разработки GUI. Модули: Qt Quick, QtQuick.Controls, QtQuick.Layouts</text:p>
        </text:list-item>
        <text:list-item>
          <text:p text:style-name="P37">Qt Quick Desktop — библиотека для создания десктоп-приложений с нативным внешним видом</text:p>
        </text:list-item>
        <text:list-item>
          <text:p text:style-name="P37">Система контроля версий Git для управления исходным кодом и отслеживания изменений</text:p>
        </text:list-item>
        <text:list-item>
          <text:p text:style-name="P37">SQLite — СУБД для хранения информации.</text:p>
        </text:list-item>
      </text:list>
      <text:h text:style-name="P27" text:outline-level="3"><text:soft-page-break/>Библиотеки и фреймворки</text:h>
      <text:p text:style-name="P22">Для ускорения разработки и повышения качества кода использовались следующие <text:span text:style-name="T18">компоненты Qt:</text:span></text:p>
      <text:list text:style-name="L12">
        <text:list-item>
          <text:p text:style-name="P38"><text:span text:style-name="Strong_20_Emphasis">QtQuick —</text:span> современный фреймворк для создания интерфейсов.</text:p>
        </text:list-item>
        <text:list-item>
          <text:p text:style-name="P38"><text:span text:style-name="Strong_20_Emphasis">QtQuick.Controls</text:span> — библиотека готовых UI-компонентов.</text:p>
        </text:list-item>
        <text:list-item>
          <text:p text:style-name="P38"><text:span text:style-name="Strong_20_Emphasis">QtQuick.Layouts</text:span> - система компоновки элементов интерфейса.</text:p>
        </text:list-item>
      </text:list>
      <text:p text:style-name="P22">Выбор перечисленных инструментов обоснован следующими причинами:</text:p>
      <text:list text:style-name="L13">
        <text:list-item>
          <text:p text:style-name="P39">Единая экосистема Qt обеспечивает согласованность всех компонентов проекта.</text:p>
        </text:list-item>
        <text:list-item>
          <text:p text:style-name="P39">Кроссплатформенность позволяет развертывать приложение на различных ОС.</text:p>
        </text:list-item>
        <text:list-item>
          <text:p text:style-name="P39">Высокая производительность GUI.</text:p>
        </text:list-item>
      </text:list>
      <text:h text:style-name="P27" text:outline-level="3">Тестирование и отладка</text:h>
      <text:p text:style-name="P22">На этапе разработки особое внимание уделялось тестированию, в частности:</text:p>
      <text:list xml:id="list408217299" text:style-name="L14">
        <text:list-item>
          <text:p text:style-name="P40">Модульное тестирование QML-компонентов:</text:p>
        </text:list-item>
      </text:list>
      <text:list text:style-name="L15">
        <text:list-item>
          <text:list>
            <text:list-item>
              <text:p text:style-name="P41">Тестирование реакций на пользовательский ввод в формах заказов и клиентов</text:p>
            </text:list-item>
            <text:list-item>
              <text:p text:style-name="P41">Проверка корректности передачи сигналов между компонентами</text:p>
            </text:list-item>
            <text:list-item>
              <text:p text:style-name="P41">Валидация данных в формах ввода цен и количеств материалов</text:p>
            </text:list-item>
          </text:list>
        </text:list-item>
      </text:list>
      <text:list xml:id="list235406697002076" text:continue-list="list408217299" text:style-name="L14">
        <text:list-item>
          <text:p text:style-name="P40">Интеграционное тестирование:</text:p>
        </text:list-item>
      </text:list>
      <text:list text:style-name="L16">
        <text:list-item>
          <text:list>
            <text:list-item>
              <text:p text:style-name="P42">Тестирование взаимодействия QML-интерфейса с C++ бэкендом</text:p>
            </text:list-item>
            <text:list-item>
              <text:p text:style-name="P42">Проверка корректности работы с базой данных при одновременном доступе из разных модулей</text:p>
            </text:list-item>
            <text:list-item>
              <text:p text:style-name="P42">Тестирование целостности данных при выполнении бизнес-операций (создание заказа, списание материалов)</text:p>
            </text:list-item>
          </text:list>
        </text:list-item>
      </text:list>
      <text:list text:continue-list="list235406697002076" text:style-name="L14">
        <text:list-item>
          <text:p text:style-name="P40">Методы отладки:</text:p>
        </text:list-item>
      </text:list>
      <text:list text:style-name="L17">
        <text:list-item>
          <text:list>
            <text:list-item>
              <text:p text:style-name="P43">Использование консольного вывода (console.log, qDebug()) для отслеживания состояния приложения</text:p>
            </text:list-item>
            <text:list-item>
              <text:p text:style-name="P43">Визуальный контроль корректности отображения UI-компонентов на различных разрешениях экрана</text:p>
            </text:list-item>
            <text:list-item>
              <text:p text:style-name="P43">Валидация SQL-запросов на уровне класса работы с базой данных</text:p>
            </text:list-item>
            <text:list-item>
              <text:p text:style-name="P43">Тестирование сценариев использования для обеих ролей пользователей (Продавец, Мастер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2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1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1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4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5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6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7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8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9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0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1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6M53S</meta:editing-duration>
    <meta:editing-cycles>207</meta:editing-cycles>
    <meta:generator>LibreOffice/25.8.2.2$Windows_X86_64 LibreOffice_project/d401f2107ccab8f924a8e2df40f573aab7605b6f</meta:generator>
    <dc:title>Реферат ГОСТ</dc:title>
    <dc:date>2025-11-15T23:53:33.751837500</dc:date>
    <meta:print-date>2025-03-27T21:49:41.572929170</meta:print-date>
    <meta:printed-by>Файлы PDF</meta:printed-by>
    <meta:document-statistic meta:table-count="0" meta:image-count="0" meta:object-count="0" meta:page-count="5" meta:paragraph-count="225" meta:word-count="897" meta:character-count="6618" meta:non-whitespace-character-count="5993"/>
  </office:meta>
</office:document-meta>
</file>